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background-color="#ffff00"/>
    </style:style>
    <style:style style:name="P2" style:family="paragraph" style:parent-style-name="Text_20_body">
      <style:text-properties fo:background-color="#ffff00"/>
    </style:style>
    <style:style style:name="T1" style:family="text">
      <style:text-properties fo:background-color="#ffff00"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Ana sayfası olacaktır. Ana sayfasının üst kısmında menüler olacaktır.</text:p>
      <text:p text:style-name="P1">2.Menülerde, web sitesinin tüm sayfalarına erişim(link) sağlanacaktır.</text:p>
      <text:p text:style-name="P1">3. Menüdeki alt menülerden, site içinde bir web sayfasına en az tıklamayla ulaşılması gerekmektedir.</text:p>
      <text:p text:style-name="P1">4.Ana sayfada, tanıtımı olan ürünlerin (en az üç tane) slider’ı olmalıdır. Slider belli bir saniye bekleyip, diğer slider’a geçmelidir.</text:p>
      <text:p text:style-name="P2">5.Slider’daki resme veya açıklamaya tıklayınca ilgili ürünün ayrıntısına gitmelidir. Ürün ayrıntı sayfasında, ürünün özellikleri, açıklaması, ücreti ve ürünün tanıtıcı resimleri olmalıdır.</text:p>
      <text:p text:style-name="Text_20_body">6.Ana sayfada <text:a xlink:type="simple" xlink:href="http://edestek3.kocaeli.edu.tr/mod/forum/view.php?id=638" text:style-name="Internet_20_link" text:visited-style-name="Visited_20_Internet_20_Link">duyurular</text:a> yer almalıdır. Firmanın önemli etkinleri ve kampanyaları <text:a xlink:type="simple" xlink:href="http://edestek3.kocaeli.edu.tr/mod/forum/view.php?id=638" text:style-name="Internet_20_link" text:visited-style-name="Visited_20_Internet_20_Link">duyurular</text:a> kısmında yer almalıdır. </text:p>
      <text:p text:style-name="P1">7. Duyuruyu tıklayınca, bir açılır pencere açılacak ve ilgili duyurunun ayrıntıları bu açılır pencerenin içinde yer alacaktır. </text:p>
      <text:p text:style-name="Text_20_body">8. Duyuru eklenirken, duyuru başlık, duyurunun içeriği, duyuruya ait pdf, word belgesi ve resim eklenmesi istenmektedir. </text:p>
      <text:p text:style-name="Text_20_body">9.Ana sayfada en az beş duyuru eklenmelidir. Daha fazla butonu ile tüm duyurulara açılan yeni web sayfasıyla erişilebilmelidir. Bu açılan tüm <text:a xlink:type="simple" xlink:href="http://edestek3.kocaeli.edu.tr/mod/forum/view.php?id=638" text:style-name="Internet_20_link" text:visited-style-name="Visited_20_Internet_20_Link">duyurular</text:a> sayfasında, en yeniden en eskiye doğru tüm <text:a xlink:type="simple" xlink:href="http://edestek3.kocaeli.edu.tr/mod/forum/view.php?id=638" text:style-name="Internet_20_link" text:visited-style-name="Visited_20_Internet_20_Link">duyurular</text:a> listelenmelidir.</text:p>
      <text:p text:style-name="Text_20_body">10.Ana sayfanın en altında, alt bilgi (footer) kısmı yer almalıdır. Bu kısımda, firmanın açık adresi, telefon numarası, sosyal medya adresleri, web sitesinin tasarlayanların web adresi ve tanıtımı gibi belli başlı bilgiler yer almalıdır.</text:p>
      <text:p text:style-name="Text_20_body">11.Ana sayfanın en altında bulunan alt bilgi (footer) kısmı, web sitesinde her sayfanın altın aynı şekilde bulunmalıdır.</text:p>
      <text:p text:style-name="Text_20_body">12.Ana sayfanın en üstünde bulunan header kısmı (Menü kısmı), web sitesinde her sayfanın üstünde aynı şekilde bulunmalıdır.</text:p>
      <text:p text:style-name="P2">13.Menülerde bulunması gereken web sayfaları: Hakkımızda, Misyon-Vizyon, Ürünlerimiz (alt menüleri olacak, en az 3 alt menüsü olmalıdır), Birimlerimiz (alt menüleri olacak, en az 3 alt menüsü olmalıdır) ve İletişim sayfası.</text:p>
      <text:p text:style-name="P1">14.Ürünlerimiz ve Birimlerimiz ait menüler alt menü açılır şekilde tasarlanacaktır.</text:p>
      <text:p text:style-name="P1">15. Hakkımızda, Misyon-Vizyon ve İletişim sayfası tek tıklama ile ilgili web sayfaları açılacaktır. </text:p>
      <text:p text:style-name="Text_20_body">16.Hakkımızda, Misyon-Vizyon, Ürünlerimiz, Birimlerimiz ve İletişim web sayfalarının içeriğini uygun bir biçimde doldurmalısınız.</text:p>
      <text:p text:style-name="Text_20_body">17.İletişim web sayfasında, Google map’ten harita ile firmanın harita üzerindeki konumuna sağlamanız gerekmektedir.</text:p>
      <text:p text:style-name="Text_20_body">18.İletişim formu içinde şikayet ve öneri formu şeklinde bir form tasarlamanız istenmektedir. Bu formda, şikayet/önerinin başlığı ve içeriğinin girileceği alanlar olması gerekmektedir. Form gönder denildiğinde bu formun içeriği firmadaki müşteri ilişkileri temsilcisine mail olarak gönderilecektir.</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5T19:02:39.084037779</meta:creation-date>
    <dc:date>2021-11-18T18:49:00.260562089</dc:date>
    <meta:editing-duration>PT1H9M35S</meta:editing-duration>
    <meta:editing-cycles>5</meta:editing-cycles>
    <meta:generator>LibreOffice/6.4.7.2$Linux_X86_64 LibreOffice_project/40$Build-2</meta:generator>
    <meta:document-statistic meta:table-count="0" meta:image-count="0" meta:object-count="0" meta:page-count="1" meta:paragraph-count="18" meta:word-count="329" meta:character-count="2576" meta:non-whitespace-character-count="2261"/>
  </office:meta>
</office:document-meta>
</file>